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My name is ako I was born in this pla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yih.ernest.akwo@gmail.com</meta:initial-creator>
    <dc:creator>anyih.ernest.akwo@gmail.com</dc:creator>
    <meta:creation-date>2022-03-24T14:07:00Z</meta:creation-date>
    <dc:date>2022-03-24T14:08:00Z</dc:date>
    <meta:template xlink:href="Normal" xlink:type="simple"/>
    <meta:editing-cycles>1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